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5.144cm" style:rel-column-width="19830*"/>
    </style:style>
    <style:style style:name="Table1.B" style:family="table-column">
      <style:table-column-properties style:column-width="11.857cm" style:rel-column-width="4570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Ubuntu" officeooo:rsid="00503cf0" officeooo:paragraph-rsid="00a01a25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71d9a1" officeooo:paragraph-rsid="00a895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737023" officeooo:paragraph-rsid="00a895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7493a2" officeooo:paragraph-rsid="00a895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737023" officeooo:paragraph-rsid="00a895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7493a2" officeooo:paragraph-rsid="00a895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 style:list-style-name="L1">
      <style:text-properties style:font-name="Ubuntu" officeooo:rsid="00a32e85" officeooo:paragraph-rsid="00a32e85"/>
    </style:style>
    <style:style style:name="P8" style:family="paragraph" style:parent-style-name="Text_20_body" style:list-style-name="L1">
      <style:text-properties style:font-name="Ubuntu" officeooo:rsid="00a89599" officeooo:paragraph-rsid="00a89599"/>
    </style:style>
    <style:style style:name="P9" style:family="paragraph" style:parent-style-name="Text_20_body" style:list-style-name="L2">
      <style:text-properties style:font-name="Ubuntu" officeooo:rsid="0067bfd4" officeooo:paragraph-rsid="00a7b486"/>
    </style:style>
    <style:style style:name="P10" style:family="paragraph" style:parent-style-name="Text_20_body" style:list-style-name="L1">
      <style:text-properties fo:color="#000000" style:font-name="Ubuntu" fo:font-style="normal" fo:font-weight="normal" officeooo:rsid="00a32e85" officeooo:paragraph-rsid="00a32e85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color="#000000" style:font-name="Ubuntu" fo:font-style="normal" fo:font-weight="normal" officeooo:rsid="00a65d38" officeooo:paragraph-rsid="00a65d38" style:font-style-asian="normal" style:font-weight-asian="normal" style:font-style-complex="normal" style:font-weight-complex="normal"/>
    </style:style>
    <style:style style:name="P12" style:family="paragraph" style:parent-style-name="Text_20_body" style:list-style-name="L2">
      <style:text-properties fo:color="#000000" style:font-name="Ubuntu" fo:font-style="normal" fo:font-weight="normal" officeooo:rsid="00a65d38" officeooo:paragraph-rsid="00a65d38" style:font-style-asian="normal" style:font-weight-asian="normal" style:font-style-complex="normal" style:font-weight-complex="normal"/>
    </style:style>
    <style:style style:name="P13" style:family="paragraph" style:parent-style-name="Text_20_body" style:list-style-name="L2">
      <style:text-properties fo:color="#000000" style:font-name="Ubuntu" fo:font-style="normal" fo:font-weight="normal" officeooo:rsid="005955fb" officeooo:paragraph-rsid="00a65d38" style:font-style-asian="normal" style:font-weight-asian="normal" style:font-style-complex="normal" style:font-weight-complex="normal"/>
    </style:style>
    <style:style style:name="P14" style:family="paragraph" style:parent-style-name="Text_20_body" style:list-style-name="L2">
      <style:text-properties fo:color="#000000" style:font-name="Ubuntu" fo:font-style="normal" fo:font-weight="normal" officeooo:rsid="00a7b486" officeooo:paragraph-rsid="00a7b486" style:font-style-asian="normal" style:font-weight-asian="normal" style:font-style-complex="normal" style:font-weight-complex="normal"/>
    </style:style>
    <style:style style:name="P15" style:family="paragraph" style:parent-style-name="Text_20_body" style:list-style-name="L1">
      <style:text-properties fo:color="#000000" style:font-name="Ubuntu" fo:font-style="normal" fo:font-weight="normal" officeooo:rsid="006f11a9" officeooo:paragraph-rsid="00a89599" style:font-style-asian="normal" style:font-weight-asian="normal" style:font-style-complex="normal" style:font-weight-complex="normal"/>
    </style:style>
    <style:style style:name="P16" style:family="paragraph" style:parent-style-name="Text_20_body" style:list-style-name="L1">
      <style:text-properties fo:color="#000000" style:font-name="Ubuntu" fo:font-style="normal" fo:font-weight="normal" officeooo:rsid="00a89599" officeooo:paragraph-rsid="00a89599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color="#000000" style:font-name="Ubuntu" fo:font-style="normal" fo:font-weight="normal" officeooo:rsid="0050d19d" officeooo:paragraph-rsid="00a32e85" style:font-style-asian="normal" style:font-weight-asian="normal" style:font-style-complex="normal" style:font-weight-complex="normal"/>
    </style:style>
    <style:style style:name="P18" style:family="paragraph" style:parent-style-name="Text_20_body" style:list-style-name="L2">
      <style:text-properties fo:color="#000000" style:font-name="Ubuntu" fo:font-style="italic" fo:font-weight="normal" officeooo:rsid="00a7b486" officeooo:paragraph-rsid="00a7b486" style:font-style-asian="italic" style:font-weight-asian="normal" style:font-style-complex="italic" style:font-weight-complex="normal"/>
    </style:style>
    <style:style style:name="P19" style:family="paragraph" style:parent-style-name="Text_20_body" style:list-style-name="L2">
      <style:text-properties officeooo:rsid="00a65d38" officeooo:paragraph-rsid="00a65d38"/>
    </style:style>
    <style:style style:name="P20" style:family="paragraph" style:parent-style-name="Text_20_body" style:list-style-name="L2">
      <style:text-properties officeooo:rsid="00a7b486" officeooo:paragraph-rsid="00a7b486"/>
    </style:style>
    <style:style style:name="P21" style:family="paragraph" style:parent-style-name="Text_20_body" style:list-style-name="L2">
      <style:text-properties fo:font-style="normal" officeooo:rsid="00a7b486" officeooo:paragraph-rsid="00a7b486" style:font-style-asian="normal" style:font-style-complex="normal"/>
    </style:style>
    <style:style style:name="P22" style:family="paragraph" style:parent-style-name="Standard" style:list-style-name="L1">
      <style:text-properties fo:color="#000000" style:font-name="Ubuntu" fo:font-style="normal" fo:font-weight="normal" officeooo:rsid="00a89599" officeooo:paragraph-rsid="00a89599" style:font-style-asian="normal" style:font-weight-asian="normal" style:font-style-complex="normal" style:font-weight-complex="normal"/>
    </style:style>
    <style:style style:name="P23" style:family="paragraph" style:parent-style-name="Heading_20_2">
      <style:text-properties officeooo:rsid="0094a399" officeooo:paragraph-rsid="0092858c"/>
    </style:style>
    <style:style style:name="T1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fo:font-style="normal" fo:font-weight="normal" officeooo:rsid="0050d19d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fo:font-weight="normal" officeooo:rsid="00a01a25" style:font-style-asian="normal" style:font-weight-asian="normal" style:font-style-complex="normal" style:font-weight-complex="normal"/>
    </style:style>
    <style:style style:name="T5" style:family="text">
      <style:text-properties fo:color="#000000" fo:font-style="normal" fo:font-weight="normal" officeooo:rsid="00a193e5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fo:font-weight="normal" officeooo:rsid="00a32e85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fo:font-weight="normal" officeooo:rsid="00a4ff66" style:font-style-asian="normal" style:font-weight-asian="normal" style:font-style-complex="normal" style:font-weight-complex="normal"/>
    </style:style>
    <style:style style:name="T8" style:family="text">
      <style:text-properties fo:color="#000000" fo:font-style="normal" fo:font-weight="normal" officeooo:rsid="00a89599" style:font-style-asian="normal" style:font-weight-asian="normal" style:font-style-complex="normal" style:font-weight-complex="normal"/>
    </style:style>
    <style:style style:name="T9" style:family="text">
      <style:text-properties fo:color="#000000" fo:font-style="normal" fo:font-weight="normal" officeooo:rsid="00a963e1" style:font-style-asian="normal" style:font-weight-asian="normal" style:font-style-complex="normal" style:font-weight-complex="normal"/>
    </style:style>
    <style:style style:name="T10" style:family="text">
      <style:text-properties fo:color="#000000" style:font-name="Ubuntu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style:font-name="Ubuntu" fo:font-style="normal" fo:font-weight="normal" officeooo:rsid="005955fb" style:font-style-asian="normal" style:font-weight-asian="normal" style:font-style-complex="normal" style:font-weight-complex="normal"/>
    </style:style>
    <style:style style:name="T12" style:family="text">
      <style:text-properties fo:color="#000000" style:font-name="Ubuntu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000000" style:font-name="Ubuntu" fo:font-weight="normal" style:font-weight-asian="normal" style:font-weight-complex="normal"/>
    </style:style>
    <style:style style:name="T14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a010ba"/>
    </style:style>
    <style:style style:name="T16" style:family="text">
      <style:text-properties officeooo:rsid="0050d19d"/>
    </style:style>
    <style:style style:name="T17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2.<text:span text:style-name="T15">2</text:span>. Prueba de <text:span text:style-name="T15">interfaz</text:span></text:h>
      <text:p text:style-name="P1">La estrategia global consiste en <text:span text:style-name="T16">encontrar errores relacionados con mecanismos de interfaz específicos,</text:span><text:span text:style-name="T3"> con la semántica de navegación de la interfaz, </text:span><text:span text:style-name="T5">con</text:span><text:span text:style-name="T3"> la funcionalidad de la </text:span><text:span text:style-name="T4">plataforma web</text:span><text:span text:style-name="T3"> o </text:span><text:span text:style-name="T5">con </text:span><text:span text:style-name="T3">el depsliegue de </text:span><text:span text:style-name="T4">su </text:span><text:span text:style-name="T3">contenido. </text:span><text:span text:style-name="T6">Los pasos que se van a seguir son:</text:span></text:p>
      <text:p text:style-name="P1"/>
      <text:list xml:id="list8158363129858249797" text:style-name="L1">
        <text:list-item>
          <text:p text:style-name="P10">Se prueban las características de la interfaz para garantizar que las reglas de diseño, estética y contenido visual estén disponibles sin error para el usuario mediante una revisión visual.</text:p>
        </text:list-item>
        <text:list-item>
          <text:p text:style-name="P10">Los componentes de la interfaz se prueban de manera análoga a una prueba de unidad (verificación).</text:p>
        </text:list-item>
      </text:list>
      <text:p text:style-name="P11">Para encontrar los errores, se realizarán las siguientes pruebas en función del componente de la interfaz:</text:p>
      <text:list xml:id="list1647598096013454360" text:style-name="L2">
        <text:list-item>
          <text:p text:style-name="P12">Vínculos</text:p>
          <text:p text:style-name="P13">Se construye una lista con todos los vínculos y se ejecuta cada uno individualmente.</text:p>
        </text:list-item>
        <text:list-item>
          <text:p text:style-name="P19"><text:span text:style-name="T11">F</text:span><text:span text:style-name="T10">ormularios</text:span></text:p>
          <text:p text:style-name="P12">Se comprueban las siguientes preguntas:</text:p>
          <text:list>
            <text:list-item>
              <text:p text:style-name="P12">Las etiquetas identifican correctamente los campos dentro del formulario.</text:p>
            </text:list-item>
            <text:list-item>
              <text:p text:style-name="P12">Los campos obligatorios se identifican visualmente para el usuario. </text:p>
            </text:list-item>
            <text:list-item>
              <text:p text:style-name="P12">El servidor recibe toda la información contenida dentro del formulario, y ningún dato se pierde en la transmisión entre cliente y servidor. </text:p>
            </text:list-item>
            <text:list-item>
              <text:p text:style-name="P12">Se usan valores por defecto adecuados cuando el usuario no selecciona de un menú desplegable o conjunto de botones. </text:p>
            </text:list-item>
            <text:list-item>
              <text:p text:style-name="P12">Las funciones del navegador, como el restroceso, no corrompen la entrada de datos en el formulario. </text:p>
            </text:list-item>
            <text:list-item>
              <text:p text:style-name="P12">Los guiones que realizan la comprobación de errores en los datos ingresados funcionan de manera adecuada y proporcionan mensajes de error significativos. </text:p>
            </text:list-item>
            <text:list-item>
              <text:p text:style-name="P12">Los campos del formulario tienen ancho y tipos de datos adecuados. </text:p>
            </text:list-item>
            <text:list-item>
              <text:p text:style-name="P12">El formulario establece salvaguardas adecuadas que prohíben que el usuario ingrese cadenas de texto más largas que cierto máximo predefinido. </text:p>
            </text:list-item>
            <text:list-item>
              <text:p text:style-name="P19"><text:span text:style-name="T10">Todas las opciones para menús desplegables se ordenan y especifican en </text:span><text:soft-page-break/><text:span text:style-name="T10">forma significativa para el usuario final. </text:span></text:p>
            </text:list-item>
            <text:list-item>
              <text:p text:style-name="P12">Las características de autocompletado del navegador no conducen a errores en la entrada de datos. </text:p>
            </text:list-item>
            <text:list-item>
              <text:p text:style-name="P12">La herramienta de tabulación inicia el movimiento adecuado entre los campos del formulario. </text:p>
            </text:list-item>
          </text:list>
        </text:list-item>
        <text:list-item>
          <text:p text:style-name="P20"><text:span text:style-name="T10">Ventanas </text:span><text:span text:style-name="T12">pop-up</text:span></text:p>
          <text:p text:style-name="P14">Se plantean las siguientes cuestiones:</text:p>
          <text:list>
            <text:list-item>
              <text:p text:style-name="P21"><text:span text:style-name="T13">El </text:span><text:span text:style-name="T12">pop-up</text:span><text:span text:style-name="T13"> tiene el tamaño y posición adecuadas. </text:span></text:p>
            </text:list-item>
            <text:list-item>
              <text:p text:style-name="P21"><text:span text:style-name="T13">El </text:span><text:span text:style-name="T12">pop-up</text:span><text:span text:style-name="T13"> no cubre la ventana de la webapp original </text:span></text:p>
            </text:list-item>
            <text:list-item>
              <text:p text:style-name="P21"><text:span text:style-name="T13">El diseño estético del </text:span><text:span text:style-name="T12">pop-up</text:span><text:span text:style-name="T13"> es consistente con el diseño estético de la interfaz. </text:span></text:p>
            </text:list-item>
            <text:list-item>
              <text:p text:style-name="P14">Las barras de desplazamiento y otros elementos similares se ubican y funcionan de manera adecuada.</text:p>
            </text:list-item>
          </text:list>
        </text:list-item>
        <text:list-item>
          <text:p text:style-name="P14">Guión en el lado cliente</text:p>
          <text:p text:style-name="P14">Se realizan pruebas de caja negra para descubrir errores durante el procesamiento.</text:p>
        </text:list-item>
        <text:list-item>
          <text:p text:style-name="P18">Cookies</text:p>
          <text:p text:style-name="P9"><text:span text:style-name="T10">En el lado servidor, se debe probar que una </text:span><text:span text:style-name="T14">cookie</text:span><text:span text:style-name="T10"> se construyó adecuadamente y que se transmitió de manera adecuada al lado cliente cuando se solicitó el contenido. Se debe probar también, la persistencia adecuada de la </text:span><text:span text:style-name="T14">cookie</text:span><text:span text:style-name="T10"> para probar que su fecha de expiración es correcta.</text:span></text:p>
        </text:list-item>
      </text:list>
      <text:list xml:id="list195654589993736" text:continue-list="list8158363129858249797" text:style-name="L1">
        <text:list-item>
          <text:p text:style-name="P7"><text:span text:style-name="T8">S</text:span><text:span text:style-name="T2">e realizan pruebas de usabilidad.</text:span></text:p>
          <text:p text:style-name="P15">Se evalúa el grado en el cual los usuarios pueden interactuar efectivamente con la <text:span text:style-name="T17">webapp</text:span> y el grado en que la <text:span text:style-name="T17">webapp</text:span> guía las acciones de usuario, proporciona retroalimentación significativa y refuerza un enfoque de interacción consistente, haciéndola amigable y facilitando la vida del usuario.</text:p>
          <text:p text:style-name="P16">En este caso, a pesar de que el ingeniero es quién contribuye al diseño de las pruebas de usabilidad, será una tercera persona quién las ejecute.</text:p>
          <text:p text:style-name="P16">Para realizar este tipo de pruebas, se fijan distintas categorías y objetivos de prueba, y se plantean preguntas en relación a las mismas:</text:p>
          <text:p text:style-name="P16"/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Categoría</text:p>
          </table:table-cell>
          <table:table-cell table:style-name="Table1.A1" office:value-type="string">
            <text:p text:style-name="P2">Pregunta</text:p>
          </table:table-cell>
        </table:table-row>
        <table:table-row>
          <table:table-cell table:style-name="Table1.A2" office:value-type="string">
            <text:p text:style-name="P3">Interactividad</text:p>
          </table:table-cell>
          <table:table-cell table:style-name="Table1.B2" office:value-type="string">
            <text:p text:style-name="P5">¿Los mecanismos de interacción (por ejemplo, menús desplegables, botones, punteros) son fáciles de entender y usar?</text:p>
          </table:table-cell>
        </table:table-row>
        <text:soft-page-break/>
        <table:table-row>
          <table:table-cell table:style-name="Table1.A2" office:value-type="string">
            <text:p text:style-name="P3">Plantilla</text:p>
          </table:table-cell>
          <table:table-cell table:style-name="Table1.B2" office:value-type="string">
            <text:p text:style-name="P5">¿Los mecanismos de navegación, contenido y funciones se colocan de forma que el usuario pueda encontrarlos rápidamente?</text:p>
          </table:table-cell>
        </table:table-row>
        <table:table-row>
          <table:table-cell table:style-name="Table1.A2" table:number-rows-spanned="2" office:value-type="string">
            <text:p text:style-name="P3">Legibilidad</text:p>
          </table:table-cell>
          <table:table-cell table:style-name="Table1.B2" office:value-type="string">
            <text:p text:style-name="P5">¿El texto está bien escrito y es comprensible?</text:p>
          </table:table-cell>
        </table:table-row>
        <table:table-row>
          <table:covered-table-cell/>
          <table:table-cell table:style-name="Table1.B2" office:value-type="string">
            <text:p text:style-name="P5">¿Las representaciones gráficas se entienden con facilidad?</text:p>
          </table:table-cell>
        </table:table-row>
        <table:table-row>
          <table:table-cell table:style-name="Table1.A2" table:number-rows-spanned="2" office:value-type="string">
            <text:p text:style-name="P3">Estética</text:p>
          </table:table-cell>
          <table:table-cell table:style-name="Table1.B2" office:value-type="string">
            <text:p text:style-name="P5">¿La plantilla, color, fuente y características relacionadas facilitan el uso?</text:p>
          </table:table-cell>
        </table:table-row>
        <table:table-row>
          <table:covered-table-cell/>
          <table:table-cell table:style-name="Table1.B2" office:value-type="string">
            <text:p text:style-name="P5">¿Los usuarios “se sienten cómodos” con la apariencia y el sentimiento que transmite la <text:span text:style-name="T17">webapp?</text:span></text:p>
          </table:table-cell>
        </table:table-row>
        <table:table-row>
          <table:table-cell table:style-name="Table1.A2" office:value-type="string">
            <text:p text:style-name="P4">Características de despliegue</text:p>
          </table:table-cell>
          <table:table-cell table:style-name="Table1.B2" office:value-type="string">
            <text:p text:style-name="P6">¿La <text:span text:style-name="T17">webapp </text:span>usa de manera óptima el tamaño y la resolución de la pantalla?</text:p>
          </table:table-cell>
        </table:table-row>
        <table:table-row>
          <table:table-cell table:style-name="Table1.A2" office:value-type="string">
            <text:p text:style-name="P4">Sensibilidad temporal</text:p>
          </table:table-cell>
          <table:table-cell table:style-name="Table1.B2" office:value-type="string">
            <text:p text:style-name="P6">¿Las características, funciones y contenido importantes pueden usarse de forma oportuna?</text:p>
          </table:table-cell>
        </table:table-row>
        <table:table-row>
          <table:table-cell table:style-name="Table1.A2" office:value-type="string">
            <text:p text:style-name="P4">Personalización</text:p>
          </table:table-cell>
          <table:table-cell table:style-name="Table1.B2" office:value-type="string">
            <text:p text:style-name="P6">¿La <text:span text:style-name="T17">webapp</text:span> se adapta a las necesidades específicas de diferentes categorías de usuario o de usuarios individuales?</text:p>
          </table:table-cell>
        </table:table-row>
        <table:table-row>
          <table:table-cell table:style-name="Table1.A2" office:value-type="string">
            <text:p text:style-name="P4">Accesibilidad</text:p>
          </table:table-cell>
          <table:table-cell table:style-name="Table1.B2" office:value-type="string">
            <text:p text:style-name="P6">¿La <text:span text:style-name="T17">webapp </text:span>es accesible a personas que tienen discapacidades?</text:p>
          </table:table-cell>
        </table:table-row>
      </table:table>
      <text:list xml:id="list195652713568439" text:continue-numbering="true" text:style-name="L1">
        <text:list-header>
          <text:p text:style-name="P22"/>
        </text:list-header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7-12-16T19:56:52.589386555</dc:date>
    <meta:editing-duration>PT6H4M31S</meta:editing-duration>
    <meta:editing-cycles>165</meta:editing-cycles>
    <meta:document-statistic meta:table-count="1" meta:image-count="0" meta:object-count="0" meta:page-count="3" meta:paragraph-count="54" meta:word-count="685" meta:character-count="4339" meta:non-whitespace-character-count="3723"/>
  </office:meta>
</office:document-meta>
</file>